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Total number of images</text:p>
          </table:table-cell>
          <table:table-cell office:value-type="float" office:value="21833" calcext:value-type="float">
            <text:p>21833</text:p>
          </table:table-cell>
        </table:table-row>
        <table:table-row table:style-name="ro1">
          <table:table-cell office:value-type="string" calcext:value-type="string">
            <text:p>Speed (min per image)</text:p>
          </table:table-cell>
          <table:table-cell table:formula="of:=35.5/100/60" office:value-type="float" office:value="0.00591666666666667" calcext:value-type="float">
            <text:p>0.0059166667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alculated Time</text:p>
          </table:table-cell>
          <table:table-cell table:formula="of:=[.B2]*[.B1]" office:value-type="float" office:value="129.178583333333" calcext:value-type="float">
            <text:p>129.178583333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7">00/00/0000</text:date>, <text:time style:data-style-name="N2" text:time-value="14:40:25.60019393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4T23:42:27.078401284</meta:creation-date>
    <dc:date>2017-03-17T14:41:02.794436454</dc:date>
    <meta:editing-duration>PT1H19M23S</meta:editing-duration>
    <meta:editing-cycles>7</meta:editing-cycles>
    <meta:generator>LibreOffice/5.0.6.2$Linux_X86_64 LibreOffice_project/00$Build-2</meta:generator>
    <meta:document-statistic meta:table-count="1" meta:cell-count="6" meta:object-count="0"/>
  </office:meta>
</office:document-meta>
</file>